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kartaRegexpCapabilities.compile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kartaRegexpCapabilities.match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kartaRegexpCapabilities.prefi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kartaRegexpCapabilities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kartaRegexpCapabilities.equals( Object 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